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9cm"/>
    </style:style>
    <style:style style:name="co2" style:family="table-column">
      <style:table-column-properties fo:break-before="auto" style:column-width="6.142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7.879cm"/>
    </style:style>
    <style:style style:name="co5" style:family="table-column">
      <style:table-column-properties fo:break-before="auto" style:column-width="7.103cm"/>
    </style:style>
    <style:style style:name="co6" style:family="table-column">
      <style:table-column-properties fo:break-before="auto" style:column-width="6.511cm"/>
    </style:style>
    <style:style style:name="co7" style:family="table-column">
      <style:table-column-properties fo:break-before="auto" style:column-width="7.325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589cm"/>
    </style:style>
    <style:style style:name="co10" style:family="table-column">
      <style:table-column-properties fo:break-before="auto" style:column-width="1.184cm"/>
    </style:style>
    <style:style style:name="co11" style:family="table-column">
      <style:table-column-properties fo:break-before="auto" style:column-width="2.16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1.192cm" fo:break-before="auto" style:use-optimal-row-height="fals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1.438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-group>
          <table:table-column table:style-name="co7" table:default-cell-style-name="Default"/>
          <table:table-column table:style-name="co8" table:default-cell-style-name="Default"/>
        </table:table-column-group>
        <table:table-column table:style-name="co9" table:default-cell-style-name="Default"/>
        <table:table-column table:style-name="co10" table:default-cell-style-name="Default"/>
        <table:table-column table:style-name="co11" table:number-columns-repeated="246" table:default-cell-style-name="Default"/>
        <table:table-column table:style-name="co12" table:number-columns-repeated="768" table:default-cell-style-name="Default"/>
        <table:table-row table:style-name="ro1">
          <table:table-cell table:style-name="ce1" office:value-type="string">
            <text:p>Auswahl MapReduce Framework für BigData Visualisieru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Bewertungsschema / Anforderungen /Erhebung</text:p>
          </table:table-cell>
          <table:table-cell table:style-name="ce2" table:number-columns-repeated="2"/>
          <table:table-cell table:style-name="ce6" office:value-type="string">
            <text:p>Hadoop</text:p>
          </table:table-cell>
          <table:table-cell table:style-name="ce6" office:value-type="string">
            <text:p>Spark</text:p>
          </table:table-cell>
          <table:table-cell table:style-name="ce6" office:value-type="string">
            <text:p>Disco Project</text:p>
          </table:table-cell>
          <table:table-cell table:style-name="ce6" office:value-type="string">
            <text:p>HPCC Systems</text:p>
          </table:table-cell>
          <table:table-cell table:number-columns-repeated="3"/>
          <table:table-cell table:style-name="ce2" table:number-columns-repeated="1014"/>
        </table:table-row>
        <table:table-row table:style-name="ro3">
          <table:table-cell table:style-name="ce3" office:value-type="string">
            <text:p>Frameworkdatensammlung</text:p>
          </table:table-cell>
          <table:table-cell table:number-columns-repeated="1023"/>
        </table:table-row>
        <table:table-row table:style-name="ro2">
          <table:table-cell table:style-name="ce3"/>
          <table:table-cell office:value-type="string">
            <text:p>Version</text:p>
          </table:table-cell>
          <table:table-cell/>
          <table:table-cell table:style-name="ce7" office:value-type="string">
            <text:p>2.6.0</text:p>
          </table:table-cell>
          <table:table-cell table:style-name="ce7" office:value-type="string">
            <text:p>1.2.1</text:p>
          </table:table-cell>
          <table:table-cell table:style-name="ce9" office:value-type="string">
            <text:p>0.5.4</text:p>
          </table:table-cell>
          <table:table-cell office:value-type="string">
            <text:p>5.0.6-1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Sprachen</text:p>
          </table:table-cell>
          <table:table-cell/>
          <table:table-cell office:value-type="string">
            <text:p>Java, Python</text:p>
          </table:table-cell>
          <table:table-cell office:value-type="string">
            <text:p>Java, Scala, Python</text:p>
          </table:table-cell>
          <table:table-cell office:value-type="string">
            <text:p>Python, Erlang</text:p>
          </table:table-cell>
          <table:table-cell office:value-type="string">
            <text:p>ECL, C++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Link zu Doku</text:p>
          </table:table-cell>
          <table:table-cell/>
          <table:table-cell table:style-name="Excel_5f_BuiltIn_5f_Hyperlink" office:value-type="string">
            <text:p>https://hadoop.apache.org/docs/stable/</text:p>
          </table:table-cell>
          <table:table-cell office:value-type="string">
            <text:p>https://spark.apache.org/documentation.html</text:p>
          </table:table-cell>
          <table:table-cell table:style-name="Excel_5f_BuiltIn_5f_Hyperlink" office:value-type="string">
            <text:p><text:a xlink:href="https://disco.readthedocs.org/en/develop/">https://disco.readthedocs.org/en/develop/</text:a></text:p>
          </table:table-cell>
          <table:table-cell office:value-type="string">
            <text:p>http://hpccsystems.com/download/docs</text:p>
          </table:table-cell>
          <table:table-cell table:number-columns-repeated="1017"/>
        </table:table-row>
        <table:table-row table:style-name="ro6">
          <table:table-cell/>
          <table:table-cell table:style-name="ce4" office:value-type="string">
            <text:p>Lizenz</text:p>
          </table:table-cell>
          <table:table-cell table:style-name="ce4"/>
          <table:table-cell table:number-columns-repeated="2" office:value-type="string">
            <text:p>Apache 2.0</text:p>
          </table:table-cell>
          <table:table-cell/>
          <table:table-cell office:value-type="string">
            <text:p>Apache 2.0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Bewertung Allgemein</text:p>
          </table:table-cell>
          <table:table-cell/>
          <table:table-cell table:style-name="ce5" office:value-type="string">
            <text:p>Gewichtung </text:p>
            <text:p>(1 -2 )</text:p>
          </table:table-cell>
          <table:table-cell office:value-type="string">
            <text:p>Schulnoten genomme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opularitä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Zukunftssicherhei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Lizenz</text:p>
          </table:table-cell>
          <table:table-cell table:number-columns-repeated="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ür große Projekte geeigne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Toolunterstützu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Effektivität/Produktivitä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Einarbeitungszeit/Lernkurv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unktionsumfang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okumentat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Support Community</text:p>
          </table:table-cell>
          <table:table-cell table:number-columns-repeated="5"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upport kommerzie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einungen Bewertung</text:p>
          </table:table-cell>
          <table:table-cell table:number-columns-repeated="1023"/>
        </table:table-row>
        <table:table-row table:style-name="ro8">
          <table:table-cell/>
          <table:table-cell office:value-type="string">
            <text:p>Top 3 Vorteile</text:p>
          </table:table-cell>
          <table:table-cell/>
          <table:table-cell office:value-type="string">
            <text:p>Extrem hohe Skalierbarkeit</text:p>
            <text:p>Hardwarefehlertolerant</text:p>
            <text:p>Kosteneffizient</text:p>
            <text:p/>
          </table:table-cell>
          <table:table-cell office:value-type="string">
            <text:p>Gerade im Kommen</text:p>
            <text:p>Nicht auf HDFS beschränkt</text:p>
            <text:p>Schneller als Hadoop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Top 3 Nachteile</text:p>
          </table:table-cell>
          <table:table-cell/>
          <table:table-cell office:value-type="string">
            <text:p>Sehr aufwändig einzuarbeiten</text:p>
            <text:p>Nur für sehr große Datenmengen geeignet</text:p>
            <text:p>Sehr aufwändig instand zu halten</text:p>
          </table:table-cell>
          <table:table-cell office:value-type="string">
            <text:p>Nur ein Ersatz für den MapReduce Teil von Hadoop</text:p>
            <text:p>Benötigt viel verfügbaren Speicher</text:p>
            <text:p>Nicht ganz so fehlertolerant wie Hadoop</text:p>
          </table:table-cell>
          <table:table-cell table:number-columns-repeated="1019"/>
        </table:table-row>
      </table:table>
      <table:table table:name="Tabelle2" table:style-name="ta2" table:print="false">
        <office:forms form:automatic-focus="false" form:apply-design-mode="false"/>
        <table:table-column table:style-name="co11" table:number-columns-repeated="256" table:default-cell-style-name="Default"/>
        <table:table-row table:style-name="ro2">
          <table:table-cell table:number-columns-repeated="256"/>
        </table:table-row>
      </table:table>
      <table:table table:name="Tabelle3" table:style-name="ta3" table:print="false">
        <office:forms form:automatic-focus="false" form:apply-design-mode="false"/>
        <table:table-column table:style-name="co11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.5pt" fo:font-style="normal" fo:text-shadow="none" style:text-underline-style="solid" style:text-underline-width="auto" style:text-underline-color="font-color" fo:font-weight="normal" style:font-size-asian="11.5pt" style:font-style-asian="normal" style:font-weight-asian="normal" style:font-name-complex="Arial1" style:font-size-complex="11.5pt" style:font-style-complex="normal" style:font-weight-complex="normal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13.03.2015</text:date>, <text:time>14:5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ig</meta:initial-creator>
    <meta:creation-date>2014-09-04T11:49:24</meta:creation-date>
    <dc:creator>Stephan Lex</dc:creator>
    <dc:date>2015-03-13T14:59:24.38</dc:date>
    <meta:document-statistic meta:table-count="3" meta:cell-count="102" meta:object-count="0"/>
    <meta:generator>OpenOffice/4.1.0$Win32 OpenOffice.org_project/410m18$Build-9764</meta:generator>
  </office:meta>
</office:document-meta>
</file>